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2.115cm" style:use-optimal-column-width="false"/>
    </style:style>
    <style:style style:name="co2" style:family="table-column">
      <style:table-column-properties style:column-width="77.383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9.497cm" svg:height="114.54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نہ بھول کر بھی کبھی تم کسی کی بات کرو<text:line-break/>علی کا ذکر کرو، بس علی کی بات کرو</text:p>
              </table:table-cell>
              <table:covered-table-cell table:style-name="ce2"/>
            </table:table-row>
            <table:table-row table:style-name="ro1" table:default-cell-style-name="ce3">
              <table:table-cell>
                <text:p text:style-name="P2">علی کے نقشِ قدم کا میں ذکر کرتا ہوں<text:line-break/>تم اُس کے ساتھ ہی دوشِ نبیؐ کی بات کرو</text:p>
              </table:table-cell>
              <table:table-cell>
                <text:p text:style-name="P2">کسی کا نفس، کسی کا وصی، کسی کا ولی<text:line-break/>یہ سب صفات ہوں جس میں، اُسی کی بات کرو</text:p>
              </table:table-cell>
            </table:table-row>
            <table:table-row table:style-name="ro1" table:default-cell-style-name="ce3">
              <table:table-cell>
                <text:p text:style-name="P2">سرِ نیاز جھکا دو علیؑ کی چوکھٹ پر<text:line-break/>غرور و ناز سے پھر بندگی کی بات کرو</text:p>
              </table:table-cell>
              <table:table-cell>
                <text:p text:style-name="P2">یہ ذکر ذکرِ نبیؐ ہے، یہی ہے ذکرِ خدا<text:line-break/>علی کے ہوتے ہوئے کیوں کسی کی بات کرو</text:p>
              </table:table-cell>
            </table:table-row>
            <table:table-row table:style-name="ro1" table:default-cell-style-name="ce3">
              <table:table-cell>
                <text:p text:style-name="P2">ازل سے ساقیِ کوثر سے ہوں میں وابستہ<text:line-break/>نہ میرے آگے کسی تشنگی کی بات کرو</text:p>
              </table:table-cell>
              <table:table-cell>
                <text:p text:style-name="P2">سمجھ میں آ نہ سکے گا کبھی علیؑ کا مقام<text:line-break/>نہ اس طرح کبھی دیوانگی کی بات کرو</text:p>
              </table:table-cell>
            </table:table-row>
            <table:table-row table:style-name="ro1" table:default-cell-style-name="ce3">
              <table:table-cell>
                <text:p text:style-name="P2">ہے وقت نزع کا بالی پہ آئے ہیں مولا<text:line-break/>کہاں کی موت، بس اب زندگی کی بات کرو</text:p>
              </table:table-cell>
              <table:table-cell>
                <text:p text:style-name="P2">لحد میں میری اندھیرا ہو غیر ممکن ہے<text:line-break/>جہاں علیؑ ہوں وہاں روشنی کی بات کرو</text:p>
              </table:table-cell>
            </table:table-row>
            <table:table-row table:style-name="ro1" table:default-cell-style-name="ce3">
              <table:table-cell>
                <text:p text:style-name="P2">بوقتِ نزع کہوں گا میں مومنوں سے سعیدؔ<text:line-break/>نکل رہا ہے میرا دم، علیؑ کی بات کرو</text:p>
              </table:table-cell>
              <table:table-cell>
                <text:p text:style-name="P2">فرشتوں کیسا سوال و جواب تربت میں<text:line-break/>اب آ گئے ہو تو بیٹھو علیؑ کی بات کرو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9.504cm" fo:page-height="114.5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3T07:58:44.208695100</meta:creation-date>
    <dc:date>2026-01-23T08:00:31.495026700</dc:date>
    <meta:editing-duration>PT1M47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